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1382" officeooo:paragraph-rsid="00121382"/>
    </style:style>
    <style:style style:name="P2" style:family="paragraph" style:parent-style-name="Standard">
      <loext:graphic-properties draw:fill="none"/>
      <style:paragraph-properties fo:background-color="transparent">
        <style:tab-stops>
          <style:tab-stop style:position="1.296cm"/>
        </style:tab-stops>
      </style:paragraph-properties>
      <style:text-properties style:text-underline-style="solid" style:text-underline-type="double" style:text-underline-width="auto" style:text-underline-color="font-color" officeooo:rsid="001abd10" officeooo:paragraph-rsid="001abd10"/>
    </style:style>
    <style:style style:name="P3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rsid="00121382" officeooo:paragraph-rsid="00121382"/>
    </style:style>
    <style:style style:name="P4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officeooo:rsid="00121382" officeooo:paragraph-rsid="00121382"/>
    </style:style>
    <style:style style:name="P5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officeooo:rsid="0013a625" officeooo:paragraph-rsid="0013a625"/>
    </style:style>
    <style:style style:name="P6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/>
      <style:text-properties officeooo:rsid="00162057" officeooo:paragraph-rsid="00162057"/>
    </style:style>
    <style:style style:name="P7" style:family="paragraph" style:parent-style-name="Standard">
      <loext:graphic-properties draw:fill="none"/>
      <style:paragraph-properties fo:margin-left="1.499cm" fo:margin-right="0cm" fo:text-indent="0cm" style:auto-text-indent="false" fo:background-color="transparent"/>
      <style:text-properties officeooo:rsid="00162057" officeooo:paragraph-rsid="00162057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1abd10" officeooo:paragraph-rsid="001cb36e"/>
    </style:style>
    <style:style style:name="P9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/>
      <style:text-properties officeooo:rsid="001abd10" officeooo:paragraph-rsid="001abd10"/>
    </style:style>
    <style:style style:name="P10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/>
      <style:text-properties officeooo:rsid="001abd10" officeooo:paragraph-rsid="001cb36e"/>
    </style:style>
    <style:style style:name="P11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officeooo:rsid="001abd10" officeooo:paragraph-rsid="001abd10"/>
    </style:style>
    <style:style style:name="P12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officeooo:rsid="001abd10" officeooo:paragraph-rsid="001cb36e"/>
    </style:style>
    <style:style style:name="P13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>
        <style:tab-stops>
          <style:tab-stop style:position="1.296cm"/>
        </style:tab-stops>
      </style:paragraph-properties>
      <style:text-properties officeooo:rsid="001abd10" officeooo:paragraph-rsid="001abd10"/>
    </style:style>
    <style:style style:name="P14" style:family="paragraph" style:parent-style-name="Standard">
      <loext:graphic-properties draw:fill="none"/>
      <style:paragraph-properties fo:margin-left="1.3cm" fo:margin-right="0cm" fo:text-indent="0cm" style:auto-text-indent="false" fo:background-color="transparent">
        <style:tab-stops>
          <style:tab-stop style:position="1.296cm"/>
        </style:tab-stops>
      </style:paragraph-properties>
      <style:text-properties officeooo:rsid="001abd10" officeooo:paragraph-rsid="001abd10"/>
    </style:style>
    <style:style style:name="P15" style:family="paragraph" style:parent-style-name="Standard" style:list-style-name="L1">
      <style:text-properties officeooo:rsid="00121382" officeooo:paragraph-rsid="00121382"/>
    </style:style>
    <style:style style:name="P16" style:family="paragraph" style:parent-style-name="Standard" style:list-style-name="L1">
      <style:text-properties officeooo:rsid="00162057" officeooo:paragraph-rsid="00162057"/>
    </style:style>
    <style:style style:name="P17" style:family="paragraph" style:parent-style-name="Standard" style:list-style-name="L1">
      <loext:graphic-properties draw:fill="none"/>
      <style:paragraph-properties fo:background-color="transparent"/>
      <style:text-properties officeooo:rsid="00162057" officeooo:paragraph-rsid="00162057"/>
    </style:style>
    <style:style style:name="P18" style:family="paragraph" style:parent-style-name="Standard" style:list-style-name="L1">
      <loext:graphic-properties draw:fill="none"/>
      <style:paragraph-properties fo:background-color="transparent"/>
      <style:text-properties officeooo:rsid="001abd10" officeooo:paragraph-rsid="001abd10"/>
    </style:style>
    <style:style style:name="P19" style:family="paragraph" style:parent-style-name="Standard" style:list-style-name="L1">
      <loext:graphic-properties draw:fill="none"/>
      <style:paragraph-properties fo:background-color="transparent"/>
      <style:text-properties officeooo:rsid="001abd10" officeooo:paragraph-rsid="001cb36e"/>
    </style:style>
    <style:style style:name="P20" style:family="paragraph" style:parent-style-name="Standard">
      <loext:graphic-properties draw:fill="none"/>
      <style:paragraph-properties fo:background-color="transparent">
        <style:tab-stops>
          <style:tab-stop style:position="1.296cm"/>
        </style:tab-stops>
      </style:paragraph-properties>
      <style:text-properties style:text-underline-style="none" officeooo:rsid="001abd10" officeooo:paragraph-rsid="001abd10"/>
    </style:style>
    <style:style style:name="P21" style:family="paragraph" style:parent-style-name="Standard">
      <loext:graphic-properties draw:fill="none"/>
      <style:paragraph-properties fo:margin-left="1.3cm" fo:margin-right="0cm" fo:text-indent="0cm" style:auto-text-indent="false" fo:background-color="transparent">
        <style:tab-stops>
          <style:tab-stop style:position="1.296cm"/>
        </style:tab-stops>
      </style:paragraph-properties>
      <style:text-properties officeooo:rsid="001abd10" officeooo:paragraph-rsid="001abd10"/>
    </style:style>
    <style:style style:name="P22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296cm"/>
        </style:tab-stops>
      </style:paragraph-properties>
      <style:text-properties officeooo:rsid="00241a0e" officeooo:paragraph-rsid="00241a0e"/>
    </style:style>
    <style:style style:name="P23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296cm"/>
        </style:tab-stops>
      </style:paragraph-properties>
      <style:text-properties officeooo:rsid="002438c7" officeooo:paragraph-rsid="002438c7"/>
    </style:style>
    <style:style style:name="P24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296cm"/>
        </style:tab-stops>
      </style:paragraph-properties>
      <style:text-properties style:text-underline-style="none" officeooo:rsid="001abd10" officeooo:paragraph-rsid="002438c7"/>
    </style:style>
    <style:style style:name="P25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rsid="00162057" officeooo:paragraph-rsid="00162057"/>
    </style:style>
    <style:style style:name="P26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officeooo:rsid="00162057" officeooo:paragraph-rsid="00162057"/>
    </style:style>
    <style:style style:name="T1" style:family="text">
      <style:text-properties officeooo:rsid="001cb36e"/>
    </style:style>
    <style:style style:name="T2" style:family="text">
      <style:text-properties officeooo:rsid="0021ee30"/>
    </style:style>
    <style:style style:name="T3" style:family="text">
      <style:text-properties officeooo:rsid="002721e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Assignment 2</text:p>
      <text:p text:style-name="P1"/>
      <text:p text:style-name="P1">Answers</text:p>
      <text:p text:style-name="P1"/>
      <text:list xml:id="list3099110953" text:style-name="L1">
        <text:list-item>
          <text:p text:style-name="P15"/>
        </text:list-item>
      </text:list>
      <text:p text:style-name="P3">#!/bin/bash</text:p>
      <text:p text:style-name="P4"/>
      <text:p text:style-name="P4">echo "Question 1"</text:p>
      <text:p text:style-name="P4"/>
      <text:p text:style-name="P4">for i in *</text:p>
      <text:p text:style-name="P4">do</text:p>
      <text:p text:style-name="P4"><text:s/>if [ -f $i ]</text:p>
      <text:p text:style-name="P4"><text:s/>then</text:p>
      <text:p text:style-name="P4"><text:s/>mv $i $i.new</text:p>
      <text:p text:style-name="P4"><text:s/>fi</text:p>
      <text:p text:style-name="P4">done</text:p>
      <text:p text:style-name="P5">echo “Check the file extensions: ”</text:p>
      <text:p text:style-name="P5">ls</text:p>
      <text:p text:style-name="P4"/>
      <text:list xml:id="list101438690024264" text:continue-numbering="true" text:style-name="L1">
        <text:list-item>
          <text:p text:style-name="P16"/>
        </text:list-item>
      </text:list>
      <text:p text:style-name="P25"><text:s/>#!/bin/bash</text:p>
      <text:p text:style-name="P26">for i in *</text:p>
      <text:p text:style-name="P26">do</text:p>
      <text:p text:style-name="P26"><text:tab/>for (( j=0; j&lt;${#i}; j++ )); do</text:p>
      <text:p text:style-name="P26"><text:s/></text:p>
      <text:p text:style-name="P26"><text:tab/>case ${i:$j:1} in</text:p>
      <text:p text:style-name="P26"><text:tab/>[-_*$] )</text:p>
      <text:p text:style-name="P26"><text:tab/>rm -rf $i</text:p>
      <text:p text:style-name="P26"><text:tab/>echo "<text:span text:style-name="T3">$i </text:span>deleted";;</text:p>
      <text:p text:style-name="P26"><text:tab/>* )</text:p>
      <text:p text:style-name="P26"><text:tab/>;;</text:p>
      <text:p text:style-name="P26"><text:tab/>esac</text:p>
      <text:p text:style-name="P26"><text:s text:c="2"/>done &lt; $i</text:p>
      <text:p text:style-name="P26">done</text:p>
      <text:p text:style-name="P7"/>
      <text:list xml:id="list101438832457409" text:continue-numbering="true" text:style-name="L1">
        <text:list-item>
          <text:p text:style-name="P17"/>
        </text:list-item>
      </text:list>
      <text:p text:style-name="P6">#!/bin/bash</text:p>
      <text:p text:style-name="P7"/>
      <text:p text:style-name="P7">read -p "Enter First Number: " num1</text:p>
      <text:p text:style-name="P7">read -p "Enter Second Number: " num2</text:p>
      <text:p text:style-name="P7"/>
      <text:p text:style-name="P7">echo "Arithmetic Operations:"</text:p>
      <text:p text:style-name="P7">echo -e "Addition Operator: \c" ; echo "$num1 + $num2 " <text:s/>| bc -l</text:p>
      <text:p text:style-name="P7">echo -e "Subtraction Operator:\c" ; echo "$num1 - $num2" <text:s/>| bc -l</text:p>
      <text:p text:style-name="P7">echo -e "Multiplication Operator:\c"; echo "$num1 * $num2" <text:s/>| bc -l</text:p>
      <text:p text:style-name="P7">echo -e "Divison Operator:\c";echo "scale=2 ;$num1 / $num2" <text:s/>| bc -l</text:p>
      <text:p text:style-name="P7">echo -e "Modulo Operator:\c "; echo " $num1 % $num2" <text:s/>| bc -l</text:p>
      <text:p text:style-name="P7"/>
      <text:p text:style-name="P7">echo "Relational Operations:"</text:p>
      <text:p text:style-name="P7">[[ $num1 -gt $num2 <text:s/>]] &amp;&amp; echo -e "Max is $num1 \nMin is $num2" || echo -e "Max is $num2 \nMin is $n$</text:p>
      <text:p text:style-name="P7">[[ $num1 -ge 0 ]] <text:s/>&amp;&amp; echo "$num1 is positive" || echo "$num1 is Negative"</text:p>
      <text:p text:style-name="P7"><text:soft-page-break/>[[ $num2 -ge 0 ]] <text:s/>&amp;&amp; echo "$num2 is positive" || echo "$num2 is Negative"</text:p>
      <text:p text:style-name="P7"/>
      <text:p text:style-name="P7"/>
      <text:list xml:id="list101439655086443" text:continue-numbering="true" text:style-name="L1">
        <text:list-item>
          <text:p text:style-name="P18"/>
        </text:list-item>
      </text:list>
      <text:p text:style-name="P9">!/bin/bash</text:p>
      <text:p text:style-name="P11"/>
      <text:p text:style-name="P11">read -p "Enter the value of n:" n</text:p>
      <text:p text:style-name="P11">echo "For loop:"</text:p>
      <text:p text:style-name="P11">for(( i = 1 ; i &lt;= $n ; i++ ))</text:p>
      <text:p text:style-name="P11">do</text:p>
      <text:p text:style-name="P11">echo -e $i "\c"</text:p>
      <text:p text:style-name="P11">done</text:p>
      <text:p text:style-name="P11">echo</text:p>
      <text:p text:style-name="P11"/>
      <text:p text:style-name="P11">echo "While Loop:"</text:p>
      <text:p text:style-name="P11">temp=1</text:p>
      <text:p text:style-name="P11"/>
      <text:p text:style-name="P11">while [ $temp -le $n ]</text:p>
      <text:p text:style-name="P11">do </text:p>
      <text:p text:style-name="P11">echo -e "$temp \c"</text:p>
      <text:p text:style-name="P11">(( ++temp)) </text:p>
      <text:p text:style-name="P11">done</text:p>
      <text:p text:style-name="P11">echo</text:p>
      <text:p text:style-name="P11"/>
      <text:p text:style-name="P11">echo "Until Loop:"</text:p>
      <text:p text:style-name="P11">temp2=1</text:p>
      <text:p text:style-name="P11"/>
      <text:p text:style-name="P11">until [ $temp2 -ge $n ]</text:p>
      <text:p text:style-name="P11">do </text:p>
      <text:p text:style-name="P11">echo -e "$temp2 <text:s/>\c"</text:p>
      <text:p text:style-name="P11">(( temp2++ ))</text:p>
      <text:p text:style-name="P11">done</text:p>
      <text:p text:style-name="P11">echo</text:p>
      <text:p text:style-name="P11"/>
      <text:list xml:id="list101440517768549" text:continue-numbering="true" text:style-name="L1">
        <text:list-item>
          <text:p text:style-name="P19"/>
        </text:list-item>
      </text:list>
      <text:p text:style-name="P10"><text:span text:style-name="T1">#</text:span>!/bin/bash</text:p>
      <text:p text:style-name="P11"/>
      <text:p text:style-name="P11">echo -e "Last moditfied file would be :\c"</text:p>
      <text:p text:style-name="P11">ls -t | head -n 1</text:p>
      <text:p text:style-name="P11"/>
      <text:p text:style-name="P11"/>
      <text:list xml:id="list101440343506630" text:continue-numbering="true" text:style-name="L1">
        <text:list-item>
          <text:p text:style-name="P18"/>
        </text:list-item>
      </text:list>
      <text:p text:style-name="P10">#!/bin/bash</text:p>
      <text:p text:style-name="P12"/>
      <text:p text:style-name="P12">echo -e "Total number of total lines are: \c"</text:p>
      <text:p text:style-name="P12">grep -iR 'Linux' --include=*.txt .. | wc -l </text:p>
      <text:p text:style-name="P12"/>
      <text:p text:style-name="P8"/>
      <text:list xml:id="list101440019478175" text:continue-numbering="true" text:style-name="L1">
        <text:list-item>
          <text:p text:style-name="P19"/>
        </text:list-item>
      </text:list>
      <text:p text:style-name="P11">#!/bin/bash</text:p>
      <text:p text:style-name="P11"/>
      <text:p text:style-name="P11">cp -r * ../lab-assign-2/ ../new-dir/</text:p>
      <text:p text:style-name="P11"><text:soft-page-break/></text:p>
      <text:p text:style-name="P11"/>
      <text:list xml:id="list101440091177974" text:continue-numbering="true" text:style-name="L1">
        <text:list-item>
          <text:p text:style-name="P18"/>
        </text:list-item>
      </text:list>
      <text:p text:style-name="P13">#!/bin/bash</text:p>
      <text:p text:style-name="P14"/>
      <text:p text:style-name="P14">echo "(i)"</text:p>
      <text:p text:style-name="P14">echo -e "First 10 lines are:\n"</text:p>
      <text:p text:style-name="P14">head -n 10 blender.txt</text:p>
      <text:p text:style-name="P14"/>
      <text:p text:style-name="P14">echo -e "\n Last 10 lines are:\n"</text:p>
      <text:p text:style-name="P14">tail -n 10 blender.txt</text:p>
      <text:p text:style-name="P14"/>
      <text:p text:style-name="P14">echo -e "\nlines from 3 to 8 are:"</text:p>
      <text:p text:style-name="P14">awk '{if(NR&gt;=3 &amp;&amp; NR&lt;=9) print $0}' blender.txt</text:p>
      <text:p text:style-name="P14"/>
      <text:p text:style-name="P14">echo -e "\n 7 lines starting from the bottom in reverse are:"</text:p>
      <text:p text:style-name="P14">tac blender.txt | sed -n 2,8p</text:p>
      <text:p text:style-name="P14"/>
      <text:p text:style-name="P22">9.</text:p>
      <text:p text:style-name="P24"><text:tab/>#!/bin/bash</text:p>
      <text:p text:style-name="P22"><text:tab/><text:tab/>useradd usr1;</text:p>
      <text:p text:style-name="P22"><text:tab/><text:tab/>useradd usr2;<text:tab/><text:tab/></text:p>
      <text:p text:style-name="P22"><text:tab/><text:tab/>groupadd grp1;</text:p>
      <text:p text:style-name="P22"><text:tab/><text:tab/>groupadd grp2;</text:p>
      <text:p text:style-name="P22"><text:tab/><text:tab/>touch f1.txt<text:tab/><text:tab/></text:p>
      <text:p text:style-name="P22"><text:tab/><text:tab/>sudo cp f1.txt /home/usr1 </text:p>
      <text:p text:style-name="P22"><text:tab/><text:tab/>sudo cp f1.txt /home/ur2</text:p>
      <text:p text:style-name="P22"/>
      <text:p text:style-name="P23">10.</text:p>
      <text:p text:style-name="P2"/>
      <text:p text:style-name="P20">#!/bin/bash</text:p>
      <text:p text:style-name="P20"/>
      <text:p text:style-name="P20">grep -iR 'abc' --include=* 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7:52:42.578686305</meta:creation-date>
    <dc:date>2020-01-13T10:14:38.451968572</dc:date>
    <meta:editing-duration>PT7H2M</meta:editing-duration>
    <meta:editing-cycles>20</meta:editing-cycles>
    <meta:generator>LibreOffice/6.0.7.3$Linux_X86_64 LibreOffice_project/00m0$Build-3</meta:generator>
    <meta:document-statistic meta:table-count="0" meta:image-count="0" meta:object-count="0" meta:page-count="3" meta:paragraph-count="102" meta:word-count="400" meta:character-count="2009" meta:non-whitespace-character-count="1663"/>
  </office:meta>
</office:document-meta>
</file>